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01b53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01b53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01b53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01b53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01b53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01b53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01b53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01b53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01b53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01b53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01b53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01b53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01b53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01b53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01b53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01b53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01b53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Shamary Graciela  Galindo Caraball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0/11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331597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Alexis Enrique Caraballo Bucarit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539536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08.98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78" meta:non-whitespace-character-count="1010"/>
    <meta:template xlink:type="simple" xlink:actuate="onRequest" xlink:title="Normal" xlink:href=""/>
  </office:meta>
</office:document-meta>
</file>